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6a0bc" officeooo:paragraph-rsid="0016a0bc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32pt" officeooo:rsid="0016a0bc" officeooo:paragraph-rsid="0016a0bc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32pt" officeooo:rsid="0017c105" officeooo:paragraph-rsid="0017c105" style:font-size-asian="28pt" style:font-size-complex="32pt"/>
    </style:style>
    <style:style style:name="P4" style:family="paragraph" style:parent-style-name="Standard">
      <style:paragraph-properties fo:text-align="start" style:justify-single-word="false"/>
      <style:text-properties fo:font-size="32pt" officeooo:rsid="00189d21" officeooo:paragraph-rsid="00189d21" style:font-size-asian="28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32pt" officeooo:rsid="001a52d4" officeooo:paragraph-rsid="001a52d4" style:font-size-asian="28pt" style:font-size-complex="32pt"/>
    </style:style>
    <style:style style:name="T1" style:family="text">
      <style:text-properties officeooo:rsid="0017c105"/>
    </style:style>
    <style:style style:name="T2" style:family="text">
      <style:text-properties fo:language="pt" fo:country="BR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 classes</text:p>
      <text:p text:style-name="P1"/>
      <text:p text:style-name="P2"><text:span text:style-name="T1">Repesentamos as pseudo classes com o {:} .</text:span></text:p>
      <text:p text:style-name="P3">As pseudo classes devem estar relacionadas a um elemento ou a uma classe.</text:p>
      <text:p text:style-name="P3"/>
      <text:p text:style-name="P4">Pseudo classes s<text:span text:style-name="T2">ão relacionadas a estado de um determinado elemento.</text:span></text:p>
      <text:p text:style-name="P4"><text:span text:style-name="T2"/></text:p>
      <text:p text:style-name="P5"><text:span text:style-name="T2">:</text:span><text:span text:style-name="T3">hover = pasando o mouse por cima </text:span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20:58:25.355000000</meta:creation-date>
    <dc:date>2025-01-14T21:27:17.888000000</dc:date>
    <meta:editing-duration>PT28M51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5" meta:word-count="40" meta:character-count="231" meta:non-whitespace-character-count="195"/>
  </office:meta>
</office:document-meta>
</file>